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📗 Part A – Easy (5 × 2 = 10 Marks)</text:h>
      <text:list xml:id="list2105355320" text:style-name="L1">
        <text:list-item>
          <text:p text:style-name="P1"><text:span text:style-name="Strong_20_Emphasis">What keyword</text:span> do you use to define a function in Python?</text:p>
        </text:list-item>
        <text:list-item>
          <text:p text:style-name="P1"><text:span text:style-name="Strong_20_Emphasis">What is the file extension</text:span> for a standard Python script?</text:p>
        </text:list-item>
        <text:list-item>
          <text:p text:style-name="P1"><text:span text:style-name="Strong_20_Emphasis">Which symbol</text:span> begins a single-line comment in Python?</text:p>
        </text:list-item>
        <text:list-item>
          <text:p text:style-name="P1"><text:span text:style-name="Strong_20_Emphasis">What built-in function</text:span> displays text or values to the console?</text:p>
        </text:list-item>
        <text:list-item>
          <text:p text:style-name="P1"><text:span text:style-name="Strong_20_Emphasis">How do you read</text:span> a line of input from the user in Python?</text:p>
        </text:list-item>
      </text:list>
      <text:p text:style-name="Horizontal_20_Line"/>
      <text:h text:style-name="Heading_20_2" text:outline-level="2">📘 Part B – Basic (5 × 3 = 15 Marks)</text:h>
      <text:list xml:id="list359224705" text:style-name="L2">
        <text:list-item>
          <text:p text:style-name="P2">Write a line of code that <text:span text:style-name="Strong_20_Emphasis">creates a list</text:span> named <text:span text:style-name="Source_20_Text">colors</text:span> containing <text:span text:style-name="Source_20_Text">"red"</text:span>, <text:span text:style-name="Source_20_Text">"green"</text:span>, and <text:span text:style-name="Source_20_Text">"blue"</text:span>.</text:p>
        </text:list-item>
        <text:list-item>
          <text:p text:style-name="P2">Given <text:span text:style-name="Source_20_Text">nums = [2, 4, 6]</text:span>, write code to <text:span text:style-name="Strong_20_Emphasis">append</text:span> the number <text:span text:style-name="Source_20_Text">8</text:span>.</text:p>
        </text:list-item>
        <text:list-item>
          <text:p text:style-name="P2">What’s the difference between a <text:span text:style-name="Strong_20_Emphasis">list</text:span> and a <text:span text:style-name="Strong_20_Emphasis">tuple</text:span> in Python?</text:p>
        </text:list-item>
        <text:list-item>
          <text:p text:style-name="P2">How would you use <text:span text:style-name="Source_20_Text">len()</text:span> on a string variable <text:span text:style-name="Source_20_Text">s</text:span>? Provide the exact call.</text:p>
        </text:list-item>
        <text:list-item>
          <text:p text:style-name="P2">Explain in one sentence the purpose of the <text:span text:style-name="Source_20_Text">int()</text:span> function.</text:p>
        </text:list-item>
      </text:list>
      <text:p text:style-name="Horizontal_20_Line"/>
      <text:h text:style-name="Heading_20_2" text:outline-level="2">📙 Part C – Intermediate (5 × 5 = 25 Marks)</text:h>
      <text:list xml:id="list2501376817" text:style-name="L3">
        <text:list-item>
          <text:p text:style-name="P3"><text:span text:style-name="Strong_20_Emphasis">Function &amp; Condition:</text:span><text:line-break/>Write a function <text:span text:style-name="Source_20_Text">is_even(n)</text:span> that returns <text:span text:style-name="Source_20_Text">True</text:span> if <text:span text:style-name="Source_20_Text">n</text:span> is even, else <text:span text:style-name="Source_20_Text">False</text:span>.</text:p>
        </text:list-item>
        <text:list-item>
          <text:p text:style-name="P3"><text:span text:style-name="Strong_20_Emphasis">Loop &amp; Arithmetic:</text:span><text:line-break/>Write a loop that prints the squares of numbers from 1 to 5.</text:p>
        </text:list-item>
        <text:list-item>
          <text:p text:style-name="P3"><text:span text:style-name="Strong_20_Emphasis">String Formatting:</text:span><text:line-break/>Using an f-string, print <text:span text:style-name="Source_20_Text">"Alice has 3 apples"</text:span> given variables <text:span text:style-name="Source_20_Text">name = "Alice"</text:span> and <text:span text:style-name="Source_20_Text">count = 3</text:span>.</text:p>
        </text:list-item>
        <text:list-item>
          <text:p text:style-name="P3"><text:span text:style-name="Strong_20_Emphasis">List Comprehension:</text:span><text:line-break/>Create a new list <text:span text:style-name="Source_20_Text">doubled</text:span> that doubles each element in <text:span text:style-name="Source_20_Text">orig = [1, 2, 3, 4]</text:span>.</text:p>
        </text:list-item>
        <text:list-item>
          <text:p text:style-name="P3"><text:span text:style-name="Strong_20_Emphasis">Error Identification:</text:span><text:line-break/>The following code has a syntax error. Identify and fix it: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07T11:04:57.258625622</meta:creation-date>
    <dc:date>2025-05-07T11:45:27.567256916</dc:date>
    <meta:editing-duration>PT10M10S</meta:editing-duration>
    <meta:editing-cycles>1</meta:editing-cycles>
    <meta:document-statistic meta:table-count="0" meta:image-count="0" meta:object-count="0" meta:page-count="1" meta:paragraph-count="18" meta:word-count="243" meta:character-count="1218" meta:non-whitespace-character-count="1005"/>
    <meta:generator>LibreOffice/6.0.7.3$Linux_X86_64 LibreOffice_project/00m0$Build-3</meta:generator>
  </office:meta>
</office:document-meta>
</file>